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style:font-name="Segoe UI Emoji" style:font-name-complex="Segoe UI Emoji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Policepardéfaut" style:family="text">
      <style:text-properties style:font-name="Segoe UI Emoji" style:font-name-complex="Segoe UI Emoji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Policepardéfaut" style:family="text">
      <style:text-properties style:font-name="Segoe UI Emoji" style:font-name-complex="Segoe UI Emoji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Normal" style:list-style-name="LFO1" style:family="paragraph"/>
    <style:style style:name="T30" style:parent-style-name="Policepardéfaut" style:family="text">
      <style:text-properties style:font-name="Segoe UI Emoji" style:font-name-complex="Segoe UI Emoji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1" style:family="paragraph"/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T35" style:parent-style-name="Policepardéfaut" style:family="text">
      <style:text-properties style:font-name="Segoe UI Emoji" style:font-name-complex="Segoe UI Emoji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list-style-name="LFO1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list-style-name="LFO1" style:family="paragraph"/>
    <style:style style:name="T42" style:parent-style-name="Policepardéfaut" style:family="text">
      <style:text-properties style:font-name="Segoe UI Emoji" style:font-name-complex="Segoe UI Emoji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list-style-name="LFO1" style:family="paragraph"/>
    <style:style style:name="T45" style:parent-style-name="Policepardéfaut" style:family="text">
      <style:text-properties fo:font-weight="bold" style:font-weight-asian="bold" style:font-weight-complex="bold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P47" style:parent-style-name="Normal" style:list-style-name="LFO1" style:family="paragraph"/>
    <style:style style:name="T48" style:parent-style-name="Policepardéfaut" style:family="text">
      <style:text-properties style:font-name="Segoe UI Emoji" style:font-name-complex="Segoe UI Emoji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list-style-name="LFO1" style:family="paragraph"/>
    <style:style style:name="T52" style:parent-style-name="Policepardéfaut" style:family="text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🏢</text:span><text:span text:style-name="T3"><text:s/>Projet SEWS<text:s/></text:span></text:p>
      <text:p text:style-name="Normal"><text:span text:style-name="T4">Sécurisation globale, supervision intelligente et protection périmétrique avancée</text:span></text:p>
      <text:p text:style-name="Normal"><text:span text:style-name="T5">Client :</text:span><text:s/>SEWS (Sumitomo Electric Wiring Systems) –<text:s/><text:span text:style-name="T6">filiale du groupe Sumitomo Electric Industries</text:span>, acteur mondial dans la fabrication de faisceaux de câblage pour le secteur automobile.</text:p>
      <text:p text:style-name="Normal"><text:span text:style-name="T7">Description du projet :</text:span><text:line-break/>Afin de répondre aux exigences élevées en matière de sûreté, de performance technique et d’optimisation des accès, SEWS nous a confié le déploiement d’une solution globale de sécurité électronique, de gestion technique du bâtiment et d’infrastructure réseau. Cette solution couvre tous les niveaux de sécurité : interne, périmétrique et incendie.</text:p>
      <text:p text:style-name="Normal"><text:span text:style-name="T8">Solutions mises en œuvre :</text:span></text:p>
      <text:list text:style-name="LFO1" text:continue-numbering="true">
        <text:list-item>
          <text:p text:style-name="P9"><text:span text:style-name="T10">🔐</text:span><text:s/><text:span text:style-name="T11">Contrôle d’accès &amp; gestion d’intrusion</text:span></text:p>
          <text:list text:continue-numbering="true">
            <text:list-item>
              <text:p text:style-name="P12"><text:span text:style-name="T13">30 lecteurs d’empreinte</text:span>, dont certains compatibles<text:s/><text:span text:style-name="T14">Bluetooth et Smartphone</text:span></text:p>
            </text:list-item>
            <text:list-item>
              <text:p text:style-name="P15"><text:span text:style-name="T16">10 tripodes</text:span><text:s/>pour les accès piétons</text:p>
            </text:list-item>
            <text:list-item>
              <text:p text:style-name="P17"><text:span text:style-name="T18">Gestion des portes de secours</text:span></text:p>
            </text:list-item>
          </text:list>
        </text:list-item>
        <text:list-item>
          <text:p text:style-name="P19"><text:span text:style-name="T20">🅿️</text:span><text:s/><text:span text:style-name="T21">Contrôle d’accès véhicules au parking</text:span></text:p>
          <text:list text:continue-numbering="true">
            <text:list-item>
              <text:p text:style-name="P22">Solution automatisée pour un accès sécurisé et fluide des véhicules.</text:p>
            </text:list-item>
          </text:list>
        </text:list-item>
        <text:list-item>
          <text:p text:style-name="P23"><text:span text:style-name="T24">🧠</text:span><text:s/><text:span text:style-name="T25">GTC / GTB – Supervision technique centralisée</text:span></text:p>
          <text:list text:continue-numbering="true">
            <text:list-item>
              <text:p text:style-name="P26">Intégration des systèmes de<text:s/><text:span text:style-name="T27">Gestion Technique Centralisée (GTC)</text:span><text:s/>et de<text:s/><text:span text:style-name="T28">Gestion Technique du Bâtiment (GTB)</text:span><text:s/>pour un pilotage intelligent de l’ensemble des installations techniques.</text:p>
            </text:list-item>
          </text:list>
        </text:list-item>
        <text:list-item>
          <text:p text:style-name="P29"><text:span text:style-name="T30">🎥</text:span><text:s/><text:span text:style-name="T31">Vidéosurveillance IP</text:span></text:p>
          <text:list text:continue-numbering="true">
            <text:list-item>
              <text:p text:style-name="P32">Déploiement de<text:s/><text:span text:style-name="T33">60 caméras IP</text:span><text:s/>pour une couverture complète du site.</text:p>
            </text:list-item>
          </text:list>
        </text:list-item>
        <text:list-item>
          <text:p text:style-name="P34"><text:span text:style-name="T35">🔥</text:span><text:s/><text:span text:style-name="T36">Sécurité incendie</text:span></text:p>
          <text:list text:continue-numbering="true">
            <text:list-item>
              <text:p text:style-name="P37">Installation de<text:s/><text:span text:style-name="T38">141 détecteurs de fumée</text:span></text:p>
            </text:list-item>
            <text:list-item>
              <text:p text:style-name="P39">Mise en place d’un système d’<text:span text:style-name="T40">extinction automatique NOVEC</text:span>, pour une réponse rapide en cas de départ de feu.</text:p>
            </text:list-item>
          </text:list>
        </text:list-item>
        <text:list-item>
          <text:p text:style-name="P41"><text:span text:style-name="T42">🛡️</text:span><text:s/><text:span text:style-name="T43">Sécurité périmétrique avancée – G-FENCE 3000</text:span></text:p>
          <text:list text:continue-numbering="true">
            <text:list-item>
              <text:p text:style-name="P44">Intégration du système<text:s/><text:span text:style-name="T45">G-FENCE 3000</text:span><text:s/>pour la<text:s/><text:span text:style-name="T46">détection de chocs sur clôture</text:span>, garantissant une surveillance périmétrique en temps réel.</text:p>
            </text:list-item>
          </text:list>
        </text:list-item>
        <text:list-item>
          <text:p text:style-name="P47"><text:span text:style-name="T48">🌐</text:span><text:s/><text:span text:style-name="T49">Infrastructure réseau VDI</text:span><text:span text:style-name="T50"> :</text:span></text:p>
          <text:list text:continue-numbering="true">
            <text:list-item>
              <text:p text:style-name="P51">Installation de<text:s/><text:span text:style-name="T52">25 km de câblage structuré</text:span>, pour un réseau informatique performant, sécurisé et durable.</text:p>
            </text:list-item>
          </text:list>
        </text:list-item>
      </text:list>
      <text:soft-page-break/>
      <text:p text:style-name="Normal"><text:span text:style-name="T53">Engagement NTAS :</text:span><text:line-break/>Fournir à SEWS une solution complète et sur-mesure, respectant les standards internationaux en matière de sûreté industrielle, d’innovation et de performanc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watef Riahi</meta:initial-creator>
    <dc:creator>Awatef Riahi</dc:creator>
    <meta:creation-date>2025-06-27T08:31:00Z</meta:creation-date>
    <dc:date>2025-06-27T08:33:00Z</dc:date>
    <meta:template xlink:href="Normal" xlink:type="simple"/>
    <meta:editing-cycles>1</meta:editing-cycles>
    <meta:editing-duration>PT120S</meta:editing-duration>
    <meta:document-statistic meta:page-count="2" meta:paragraph-count="3" meta:word-count="301" meta:character-count="1957" meta:row-count="13" meta:non-whitespace-character-count="1659"/>
  </office:meta>
</office:document-meta>
</file>